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2.3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237cm"/>
    </style:style>
    <style:style style:name="Tabela2.B" style:family="table-column">
      <style:table-column-properties style:column-width="3.24cm"/>
    </style:style>
    <style:style style:name="Tabela2.C" style:family="table-column">
      <style:table-column-properties style:column-width="9.523cm"/>
    </style:style>
    <style:style style:name="Tabela2.A1" style:family="table-cell">
      <style:table-cell-properties style:vertical-align="middle" fo:padding="0.397cm" fo:border="0.05pt solid #2f7dad"/>
    </style:style>
    <style:style style:name="Tabela2.2" style:family="table-row">
      <style:table-row-properties fo:background-color="#4bacc6">
        <style:background-image/>
      </style:table-row-properties>
    </style:style>
    <style:style style:name="Tabela2.A3" style:family="table-cell">
      <style:table-cell-properties style:vertical-align="middle" fo:padding-left="0.397cm" fo:padding-right="0.397cm" fo:padding-top="0.397cm" fo:padding-bottom="0cm" fo:border-left="0.05pt solid #2f7dad" fo:border-right="0.05pt solid #2f7dad" fo:border-top="0.05pt solid #2f7dad" fo:border-bottom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736cm"/>
    </style:style>
    <style:style style:name="Tabela3.B" style:family="table-column">
      <style:table-column-properties style:column-width="4.015cm"/>
    </style:style>
    <style:style style:name="Tabela3.C" style:family="table-column">
      <style:table-column-properties style:column-width="9.25cm"/>
    </style:style>
    <style:style style:name="Tabela3.A1" style:family="table-cell">
      <style:table-cell-properties style:vertical-align="middle" fo:padding="0.397cm" fo:border="0.05pt solid #2f7dad"/>
    </style:style>
    <style:style style:name="Tabela3.2" style:family="table-row">
      <style:table-row-properties fo:background-color="#4bacc6">
        <style:background-image/>
      </style:table-row-properties>
    </style:style>
    <style:style style:name="Tabela3.A3" style:family="table-cell">
      <style:table-cell-properties style:vertical-align="middle" fo:padding-left="0.397cm" fo:padding-right="0.397cm" fo:padding-top="0.397cm" fo:padding-bottom="0cm" fo:border-left="0.05pt solid #2f7dad" fo:border-right="0.05pt solid #2f7dad" fo:border-top="0.05pt solid #2f7dad" fo:border-bottom="none"/>
    </style:style>
    <style:style style:name="Tabela4" style:family="table">
      <style:table-properties style:width="16.801cm" table:align="left"/>
    </style:style>
    <style:style style:name="Tabela4.A" style:family="table-column">
      <style:table-column-properties style:column-width="0.875cm"/>
    </style:style>
    <style:style style:name="Tabela4.B" style:family="table-column">
      <style:table-column-properties style:column-width="15.926cm"/>
    </style:style>
    <style:style style:name="Tabela4.1" style:family="table-row">
      <style:table-row-properties style:min-row-height="1.005cm"/>
    </style:style>
    <style:style style:name="Tabela4.A1" style:family="table-cell">
      <style:table-cell-properties style:vertical-align="middle" fo:padding="0.397cm" fo:border="0.05pt solid #2f7dad"/>
    </style:style>
    <style:style style:name="Tabela4.2" style:family="table-row">
      <style:table-row-properties fo:background-color="#4bacc6">
        <style:background-image/>
      </style:table-row-properties>
    </style:style>
    <style:style style:name="Tabela4.4" style:family="table-row">
      <style:table-row-properties fo:background-color="#4bacc6">
        <style:background-image/>
      </style:table-row-properties>
    </style:style>
    <style:style style:name="Tabela4.6" style:family="table-row">
      <style:table-row-properties fo:background-color="#4bacc6">
        <style:background-image/>
      </style:table-row-properties>
    </style:style>
    <style:style style:name="Tabela4.8" style:family="table-row">
      <style:table-row-properties fo:background-color="#4bacc6">
        <style:background-image/>
      </style:table-row-properties>
    </style:style>
    <style:style style:name="Tabela4.A9" style:family="table-cell">
      <style:table-cell-properties style:vertical-align="middle" fo:padding-left="0.397cm" fo:padding-right="0.397cm" fo:padding-top="0.397cm" fo:padding-bottom="0cm" fo:border-left="0.05pt solid #2f7dad" fo:border-right="0.05pt solid #2f7dad" fo:border-top="0.05pt solid #2f7dad" fo:border-bottom="none"/>
    </style:style>
    <style:style style:name="P1" style:family="paragraph" style:parent-style-name="Table_20_Contents">
      <style:text-properties officeooo:rsid="001b3ade" officeooo:paragraph-rsid="001b3ade"/>
    </style:style>
    <style:style style:name="P2" style:family="paragraph" style:parent-style-name="Standard">
      <style:text-properties officeooo:rsid="001b3ade" officeooo:paragraph-rsid="001b3ade"/>
    </style:style>
    <style:style style:name="P3" style:family="paragraph" style:parent-style-name="Standard">
      <style:text-properties officeooo:rsid="001b3ade" officeooo:paragraph-rsid="001b3ade"/>
    </style:style>
    <style:style style:name="P4" style:family="paragraph" style:parent-style-name="Standard">
      <style:text-properties officeooo:rsid="0021d79d" officeooo:paragraph-rsid="0021d79d"/>
    </style:style>
    <style:style style:name="P5" style:family="paragraph" style:parent-style-name="Standard">
      <style:text-properties officeooo:rsid="0023405b" officeooo:paragraph-rsid="0023405b"/>
    </style:style>
    <style:style style:name="P6" style:family="paragraph" style:parent-style-name="Standard">
      <style:text-properties fo:color="#ce181e" officeooo:rsid="0023405b" officeooo:paragraph-rsid="0023405b"/>
    </style:style>
    <style:style style:name="P7" style:family="paragraph" style:parent-style-name="Standard">
      <style:text-properties fo:color="#ce181e" officeooo:rsid="002513db" officeooo:paragraph-rsid="002513db"/>
    </style:style>
    <style:style style:name="P8" style:family="paragraph" style:parent-style-name="Standard">
      <style:text-properties officeooo:rsid="002513db" officeooo:paragraph-rsid="002513db"/>
    </style:style>
    <style:style style:name="P9" style:family="paragraph" style:parent-style-name="Standard">
      <style:text-properties fo:font-size="14pt" fo:font-weight="bold" officeooo:rsid="0023405b" officeooo:paragraph-rsid="0023405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513db" officeooo:paragraph-rsid="002513d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74b88" officeooo:paragraph-rsid="00274b88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2534e1" officeooo:paragraph-rsid="002534e1"/>
    </style:style>
    <style:style style:name="P13" style:family="paragraph" style:parent-style-name="Text_20_body">
      <style:text-properties fo:font-variant="normal" fo:text-transform="none" fo:color="#595959" style:font-name="Arial" fo:font-size="12pt" fo:letter-spacing="normal" fo:font-style="normal" fo:font-weight="normal" officeooo:rsid="002534e1" officeooo:paragraph-rsid="002534e1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595959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Table_20_Contents">
      <style:text-properties officeooo:rsid="001c8dc6" officeooo:paragraph-rsid="001c8dc6"/>
    </style:style>
    <style:style style:name="P16" style:family="paragraph" style:parent-style-name="Table_20_Contents">
      <style:text-properties officeooo:rsid="001db8a4" officeooo:paragraph-rsid="001db8a4"/>
    </style:style>
    <style:style style:name="P17" style:family="paragraph" style:parent-style-name="Table_20_Contents">
      <style:text-properties officeooo:rsid="0020d91b" officeooo:paragraph-rsid="0020d91b"/>
    </style:style>
    <style:style style:name="P18" style:family="paragraph" style:parent-style-name="Table_20_Contents">
      <style:text-properties officeooo:rsid="0021a150" officeooo:paragraph-rsid="0021a150"/>
    </style:style>
    <style:style style:name="P19" style:family="paragraph" style:parent-style-name="Table_20_Contents">
      <style:text-properties officeooo:rsid="0021be0a" officeooo:paragraph-rsid="0021be0a"/>
    </style:style>
    <style:style style:name="P20" style:family="paragraph" style:parent-style-name="Table_20_Contents">
      <style:text-properties officeooo:rsid="0023405b" officeooo:paragraph-rsid="0023405b"/>
    </style:style>
    <style:style style:name="P21" style:family="paragraph" style:parent-style-name="Table_20_Contents">
      <style:text-properties fo:font-size="2pt" style:font-size-asian="2pt" style:font-size-complex="2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monospace" fo:font-weight="bold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</style:style>
    <style:style style:name="P25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fo:color="#ce181e"/>
    </style:style>
    <style:style style:name="T2" style:family="text">
      <style:text-properties officeooo:rsid="00210dec"/>
    </style:style>
    <style:style style:name="T3" style:family="text">
      <style:text-properties officeooo:rsid="0021be0a"/>
    </style:style>
    <style:style style:name="T4" style:family="text">
      <style:text-properties officeooo:rsid="0023405b"/>
    </style:style>
    <style:style style:name="T5" style:family="text">
      <style:text-properties style:font-name="monospace" fo:font-weight="bold" loext:padding="0cm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inherit" fo:font-weight="bold"/>
    </style:style>
    <style:style style:name="T8" style:family="text">
      <style:text-properties style:font-name="inherit" fo:font-weight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Komendy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pwd</text:p>
          </table:table-cell>
          <table:table-cell table:style-name="Tabela1.B1" office:value-type="string">
            <text:p text:style-name="P1">Sprawdzam gdzie jestem</text:p>
          </table:table-cell>
        </table:table-row>
        <table:table-row>
          <table:table-cell table:style-name="Tabela1.A2" office:value-type="string">
            <text:p text:style-name="P1">ls </text:p>
          </table:table-cell>
          <table:table-cell table:style-name="Tabela1.B2" office:value-type="string">
            <text:p text:style-name="P1">Wyświetla wszystkie pliki</text:p>
          </table:table-cell>
        </table:table-row>
        <table:table-row>
          <table:table-cell table:style-name="Tabela1.A2" office:value-type="string">
            <text:p text:style-name="P1">ls -l</text:p>
          </table:table-cell>
          <table:table-cell table:style-name="Tabela1.B2" office:value-type="string">
            <text:p text:style-name="P1">wyświea zawartość aktualnego katalogu ze szczegółami</text:p>
          </table:table-cell>
        </table:table-row>
        <table:table-row>
          <table:table-cell table:style-name="Tabela1.A2" office:value-type="string">
            <text:p text:style-name="P1">cd </text:p>
          </table:table-cell>
          <table:table-cell table:style-name="Tabela1.B2" office:value-type="string">
            <text:p text:style-name="P1">wejście do katalogu</text:p>
          </table:table-cell>
        </table:table-row>
        <table:table-row>
          <table:table-cell table:style-name="Tabela1.A2" office:value-type="string">
            <text:p text:style-name="P1">cd .. </text:p>
          </table:table-cell>
          <table:table-cell table:style-name="Tabela1.B2" office:value-type="string">
            <text:p text:style-name="P1">wejście o folder<text:span text:style-name="T3">u wyżej</text:span></text:p>
          </table:table-cell>
        </table:table-row>
        <table:table-row>
          <table:table-cell table:style-name="Tabela1.A2" office:value-type="string">
            <text:p text:style-name="P19">cd <text:s/>~</text:p>
          </table:table-cell>
          <table:table-cell table:style-name="Tabela1.B2" office:value-type="string">
            <text:p text:style-name="P19">wyjście do katalogu głównego</text:p>
          </table:table-cell>
        </table:table-row>
        <table:table-row>
          <table:table-cell table:style-name="Tabela1.A2" office:value-type="string">
            <text:p text:style-name="P1">clear</text:p>
          </table:table-cell>
          <table:table-cell table:style-name="Tabela1.B2" office:value-type="string">
            <text:p text:style-name="P1">czyści terminal</text:p>
          </table:table-cell>
        </table:table-row>
        <table:table-row>
          <table:table-cell table:style-name="Tabela1.A2" office:value-type="string">
            <text:p text:style-name="P15">mk dir NAZWA</text:p>
          </table:table-cell>
          <table:table-cell table:style-name="Tabela1.B2" office:value-type="string">
            <text:p text:style-name="P15">tworzy katalog</text:p>
          </table:table-cell>
        </table:table-row>
        <table:table-row>
          <table:table-cell table:style-name="Tabela1.A2" office:value-type="string">
            <text:p text:style-name="P15">rm dir NAZWA</text:p>
          </table:table-cell>
          <table:table-cell table:style-name="Tabela1.B2" office:value-type="string">
            <text:p text:style-name="P15">usuwa katalog</text:p>
          </table:table-cell>
        </table:table-row>
        <table:table-row>
          <table:table-cell table:style-name="Tabela1.A2" office:value-type="string">
            <text:p text:style-name="P15">rm</text:p>
          </table:table-cell>
          <table:table-cell table:style-name="Tabela1.B2" office:value-type="string">
            <text:p text:style-name="P15">usuwa plik</text:p>
          </table:table-cell>
        </table:table-row>
        <table:table-row>
          <table:table-cell table:style-name="Tabela1.A2" office:value-type="string">
            <text:p text:style-name="P15">mv nazwa1 nazwa2</text:p>
          </table:table-cell>
          <table:table-cell table:style-name="Tabela1.B2" office:value-type="string">
            <text:p text:style-name="P15">zmiana nazwy</text:p>
          </table:table-cell>
        </table:table-row>
        <table:table-row>
          <table:table-cell table:style-name="Tabela1.A2" office:value-type="string">
            <text:p text:style-name="P16">mk dir 1 2 3 4</text:p>
          </table:table-cell>
          <table:table-cell table:style-name="Tabela1.B2" office:value-type="string">
            <text:p text:style-name="P16">tworzę kilka folderów</text:p>
          </table:table-cell>
        </table:table-row>
        <table:table-row>
          <table:table-cell table:style-name="Tabela1.A2" office:value-type="string">
            <text:p text:style-name="P16">touch NAZWA</text:p>
          </table:table-cell>
          <table:table-cell table:style-name="Tabela1.B2" office:value-type="string">
            <text:p text:style-name="P16">tworzenie pliku</text:p>
          </table:table-cell>
        </table:table-row>
        <table:table-row>
          <table:table-cell table:style-name="Tabela1.A2" office:value-type="string">
            <text:p text:style-name="P16">rm <text:span text:style-name="T4">NAZWA</text:span></text:p>
          </table:table-cell>
          <table:table-cell table:style-name="Tabela1.B2" office:value-type="string">
            <text:p text:style-name="P16">usuwa plik</text:p>
          </table:table-cell>
        </table:table-row>
        <table:table-row>
          <table:table-cell table:style-name="Tabela1.A2" office:value-type="string">
            <text:p text:style-name="P16">rm -R <text:span text:style-name="T4">NAZWA</text:span></text:p>
          </table:table-cell>
          <table:table-cell table:style-name="Tabela1.B2" office:value-type="string">
            <text:p text:style-name="P16">usunięcie folderu i podfolderów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7">man <text:span text:style-name="T1">ls</text:span></text:p>
          </table:table-cell>
          <table:table-cell table:style-name="Tabela1.B2" office:value-type="string">
            <text:p text:style-name="P17">wyświetla manuala danej komendy</text:p>
          </table:table-cell>
        </table:table-row>
        <table:table-row>
          <table:table-cell table:style-name="Tabela1.A2" office:value-type="string">
            <text:p text:style-name="P17">ls --help </text:p>
          </table:table-cell>
          <table:table-cell table:style-name="Tabela1.B2" office:value-type="string">
            <text:p text:style-name="P17">wejście do pomocy</text:p>
          </table:table-cell>
        </table:table-row>
        <table:table-row>
          <table:table-cell table:style-name="Tabela1.A2" office:value-type="string">
            <text:p text:style-name="P17">mv TEST <text:s/>Folder/TEST2</text:p>
          </table:table-cell>
          <table:table-cell table:style-name="Tabela1.B2" office:value-type="string">
            <text:p text:style-name="P17">przenosi TEST do Folderu ze zmianą nawzt na TEST2<text:span text:style-name="T2">r</text:span></text:p>
          </table:table-cell>
        </table:table-row>
        <table:table-row>
          <table:table-cell table:style-name="Tabela1.A2" office:value-type="string">
            <text:p text:style-name="P18">cp <text:span text:style-name="T4">PLIK1 PLIK 2</text:span></text:p>
          </table:table-cell>
          <table:table-cell table:style-name="Tabela1.B2" office:value-type="string">
            <text:p text:style-name="P20">Kopiuje plik 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2"/>
      <text:p text:style-name="P4">Skróty:</text:p>
      <text:p text:style-name="P2"/>
      <text:p text:style-name="P2">CTRL + C<text:tab/>Przerywa pracę procesu.</text:p>
      <text:p text:style-name="P2">CTRL + D<text:tab/>Wysyła sygnał EOF (end-of-file).</text:p>
      <text:p text:style-name="P2">CTRL + R<text:tab/>Przeszukuje historię pod względem podanych liter.</text:p>
      <text:p text:style-name="P2">CTRL + Z<text:tab/>Zatrzymuje proces.</text:p>
      <text:p text:style-name="P2">CTRL + A<text:tab/>Przenosi kursor na początek linii.</text:p>
      <text:p text:style-name="P2"/>
      <text:p text:style-name="P5">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Grep - wyszukuje dany ciąg znaków w plikach:</text:p>
      <text:p text:style-name="P5"/>
      <text:p text:style-name="P6">grep 'fraza' plik <text:s text:c="4"/>np. grep -i "lorem" readme.txt</text:p>
      <text:p text:style-name="P5"/>
      <text:p text:style-name="P5">PODSTAWOWE KOMENDY:</text:p>
      <text:p text:style-name="P5"/>
      <text:p text:style-name="P5">-i<text:tab/>Wyszukuje, nie zważając na wielkość znaków.</text:p>
      <text:p text:style-name="P5">-w<text:tab/>Wyszukuje tylko pełne słowo.</text:p>
      <text:p text:style-name="P5">-A &lt;n&gt;<text:tab/>Pokazuje n linii po wyszukanym słowie.</text:p>
      <text:p text:style-name="P5">-B &lt;n&gt;<text:tab/>Pokazuje n linii przed wyszukanym słowem.</text:p>
      <text:p text:style-name="P5">-r<text:tab/>Wyszukuje rekursywnie we wszystkich plikach podanego katalogu.</text:p>
      <text:p text:style-name="P5">-v<text:tab/>Wyszukuje wszystkie linijki niezawierające podanego słowa.</text:p>
      <text:p text:style-name="P5">-c<text:tab/>Podaje liczbę linii, które pasują do wzorca.</text:p>
      <text:p text:style-name="P5">-l<text:tab/>Wypisuje nazwy plików, w których znalazł dane słowo.</text:p>
      <text:p text:style-name="P5">-n<text:tab/>Dodaje numer linii, w której znalazł słowo.</text:p>
      <text:p text:style-name="P2"/>
      <text:p text:style-name="P9">Find </text:p>
      <text:p text:style-name="P6">find &lt;katalog_startowy&gt; &lt;kryteria&gt; &lt;akcje&gt;</text:p>
      <text:p text:style-name="P6"/>
      <text:p text:style-name="P6">Przykład:</text:p>
      <text:p text:style-name="P6"/>
      <text:p text:style-name="P6">find . -name "pattern" -print</text:p>
      <text:p text:style-name="P5"/>
      <text:p text:style-name="P5">PODSTAWOWE KOMENDY:</text:p>
      <text:p text:style-name="P5"/>
      <text:p text:style-name="P5">-atime n<text:tab/>Plik, który został otwarty n dni temu. Np. +7 – otwarty dawniej, niż 7 dni temu.</text:p>
      <text:p text:style-name="P5">-mtime n<text:tab/>Plik, który został zmodyfikowny n dni temu. Np. -7 – zmodyfikowany nie później, <text:tab/><text:tab/>niż 5 dni temu.</text:p>
      <text:p text:style-name="P5">-size n<text:tab/>Plik ma n bloków wielkości (blok to 512 bajtów). Np. +100 – plik większy niż 100 bloków <text:tab/><text:tab/>(50kB).</text:p>
      <text:p text:style-name="P5">-type f<text:tab/>Wyszukuje po typie pliku. Np. f = plik tekstowy (w przykładzie), d = katalog.</text:p>
      <text:p text:style-name="P5">-name nam<text:tab/>Wyszukuje plik wg nazwy (w tym przypadku nam).</text:p>
      <text:p text:style-name="P5">-user usr<text:tab/>Nazwa właściciela pliku to usr.</text:p>
      <text:p text:style-name="P5">-group grp<text:tab/>Właściciel pliku należy do grupy grp.</text:p>
      <text:p text:style-name="P5">-perm p<text:tab/>Typ dostępu do pliku to p (gdzie p to liczba).</text:p>
      <text:p text:style-name="P5">-print<text:tab/>Wyświetla ścieżkę do pliku.</text:p>
      <text:p text:style-name="P5">-exec cmd<text:tab/>Wykonuję komendę cmd na pliku.</text:p>
      <text:p text:style-name="P5"/>
      <text:p text:style-name="P9">Potok (pipe)</text:p>
      <text:p text:style-name="P7">Przykład:</text:p>
      <text:p text:style-name="P6">ps aux | less</text:p>
      <text:p text:style-name="P6"/>
      <text:p text:style-name="P6">cat plik | grep -i a</text:p>
      <text:p text:style-name="P5"/>
      <text:p text:style-name="P5">command &gt; file<text:tab/>Przekierowuje STDOUT z komendy command do pliku file, nadpisując go.</text:p>
      <text:p text:style-name="P5">command &gt;&gt; file<text:tab/>Przekierowuje STDOUT z komendy command do pliku file, rozszerzając go.</text:p>
      <text:p text:style-name="P5">command &lt; file<text:tab/>Przekierowuje STDIN z pliku file do komendy command.</text:p>
      <text:p text:style-name="P5">cat file1 file2 &gt; file0<text:tab/>Skleja file1 i file2, wynik zapisując do file0.</text:p>
      <text:p text:style-name="P5"/>
      <text:p text:style-name="P5"/>
      <text:p text:style-name="P5"/>
      <text:p text:style-name="P10"><text:soft-page-break/>Użytkownicy:</text:p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2">adduser &lt;username&gt;</text:p>
          </table:table-cell>
          <table:table-cell table:style-name="Tabela3.A1" office:value-type="string">
            <text:p text:style-name="P23">Dodaje użtkownika do systemu</text:p>
          </table:table-cell>
          <table:table-cell table:style-name="Tabela3.A1" table:number-rows-spanned="2" office:value-type="string">
            <text:p text:style-name="P23"><text:span text:style-name="T5">-d homedir</text:span> – wskazuje na, już istniejący, katalog domowy.<text:line-break/><text:span text:style-name="T5">-g groupname</text:span> – podczas tworzenia, dodaje użytkownika do podanej grupy.<text:line-break/><text:span text:style-name="T5">-m</text:span> – tworzy nowy katalog domowy<text:line-break/><text:span text:style-name="T5">-l</text:span> – zmienia nazwę użytkownika (tylko dla <text:span text:style-name="T5">usermod</text:span>).</text:p>
          </table:table-cell>
        </table:table-row>
        <table:table-row table:style-name="Tabela3.2">
          <table:table-cell table:style-name="Tabela3.A1" office:value-type="string">
            <text:p text:style-name="P22">usermod &lt;username&gt;</text:p>
          </table:table-cell>
          <table:table-cell table:style-name="Tabela3.A1" office:value-type="string">
            <text:p text:style-name="P23">Zmienia atrybuty użytkownika</text:p>
          </table:table-cell>
          <table:covered-table-cell/>
        </table:table-row>
        <table:table-row>
          <table:table-cell table:style-name="Tabela3.A3" office:value-type="string">
            <text:p text:style-name="P22">deluser &lt;username&gt;</text:p>
          </table:table-cell>
          <table:table-cell table:style-name="Tabela3.A3" office:value-type="string">
            <text:p text:style-name="P23">Usuwa użytkownika</text:p>
          </table:table-cell>
          <table:table-cell table:style-name="Tabela3.A3" office:value-type="string">
            <text:p text:style-name="P23"><text:span text:style-name="T5">-r</text:span> – niszczy katalog danego użytkownika.</text:p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2">addgroup &lt;groupname&gt;</text:p>
          </table:table-cell>
          <table:table-cell table:style-name="Tabela2.A1" office:value-type="string">
            <text:p text:style-name="P23">Dodaje grupę do systemu</text:p>
          </table:table-cell>
          <table:table-cell table:style-name="Tabela2.A1" table:number-rows-spanned="2" office:value-type="string">
            <text:p text:style-name="P23"><text:span text:style-name="T5">-g id</text:span> – numer <text:span text:style-name="Strong_20_Emphasis"><text:span text:style-name="T8">id</text:span></text:span> grupy,<text:line-break/><text:span text:style-name="T5">-o</text:span> – daje możliwość użycia zajętego już numeru <text:span text:style-name="Strong_20_Emphasis"><text:span text:style-name="T8">id</text:span></text:span>,<text:line-break/><text:span text:style-name="T5">-r</text:span> – dodaje konto systemowe do grupy,<text:line-break/><text:span text:style-name="T5">-f</text:span> – opcja ta powoduje, że funkcja zwróci <text:span text:style-name="Strong_20_Emphasis"><text:span text:style-name="T8">success</text:span></text:span>, jeżeli grupa już istnieje,<text:line-break/><text:span text:style-name="T5">-n</text:span> – zmienia nazwę grupy (tylko <text:span text:style-name="T5">groupmod</text:span>).</text:p>
          </table:table-cell>
        </table:table-row>
        <table:table-row table:style-name="Tabela2.2">
          <table:table-cell table:style-name="Tabela2.A1" office:value-type="string">
            <text:p text:style-name="P22">groupmod &lt;groupname&gt;</text:p>
          </table:table-cell>
          <table:table-cell table:style-name="Tabela2.A1" office:value-type="string">
            <text:p text:style-name="P23">Zmienia opcje grupy</text:p>
          </table:table-cell>
          <table:covered-table-cell/>
        </table:table-row>
        <table:table-row>
          <table:table-cell table:style-name="Tabela2.A3" office:value-type="string">
            <text:p text:style-name="P22">delgroup &lt;groupname&gt;</text:p>
          </table:table-cell>
          <table:table-cell table:style-name="Tabela2.A3" table:number-columns-spanned="2" office:value-type="string">
            <text:p text:style-name="P24">Usuwa grupę</text:p>
          </table:table-cell>
          <table:covered-table-cell/>
        </table:table-row>
      </table:table>
      <text:p text:style-name="P8"/>
      <text:p text:style-name="P8"/>
      <text:p text:style-name="P10">Prawa dostępu:</text:p>
      <text:p text:style-name="P8">Komenda: <text:s/>ls -lg</text:p>
      <text:p text:style-name="P8"/>
      <text:p text:style-name="P8">drwxr-xr-x 9 Agata 4096 kwi 9 14:22 M_00_S_07_Podstawy_Linuxa_lub_Maca</text:p>
      <text:p text:style-name="P12">r-read</text:p>
      <text:p text:style-name="P12">w - write</text:p>
      <text:p text:style-name="P12">e -execute</text:p>
      <text:p text:style-name="P12">(1.Uzytkownik 2.Grupa 3.Wszyscy)</text:p>
      <text:p text:style-name="P12"/>
      <text:p text:style-name="P12">Zmiana praw dostępu: <text:s/>Komenda <text:s/><text:span text:style-name="T6">chmod</text:span></text:p>
      <text:p text:style-name="P12"/>
      <text:p text:style-name="P12">np.chmod a=rw file.txt</text:p>
      <text:p text:style-name="P12"/>
      <text:p text:style-name="P12">a – oznacza wszystkich użytkownikow systemu,</text:p>
      <text:p text:style-name="P12">rw – oznacza odczyt i zapis,</text:p>
      <text:p text:style-name="P12">file.txt – nazwa pliku, któremu zmieniamy uprawnienia.</text:p>
      <text:p text:style-name="P12"/>
      <text:p text:style-name="P12"/>
      <text:p text:style-name="P12"/>
      <text:p text:style-name="P12"/>
      <text:p text:style-name="P12"/>
      <table:table table:name="Tabela4" table:style-name="Tabela4">
        <table:table-column table:style-name="Tabela4.A"/>
        <table:table-column table:style-name="Tabela4.B"/>
        <text:soft-page-break/>
        <table:table-row table:style-name="Tabela4.1">
          <table:table-cell table:style-name="Tabela4.A1" office:value-type="string">
            <text:p text:style-name="P25"> <text:span text:style-name="T7">u </text:span></text:p>
          </table:table-cell>
          <table:table-cell table:style-name="Tabela4.A1" office:value-type="string">
            <text:p text:style-name="P23">Użytkownik</text:p>
          </table:table-cell>
        </table:table-row>
        <table:table-row table:style-name="Tabela4.2">
          <table:table-cell table:style-name="Tabela4.A1" office:value-type="string">
            <text:p text:style-name="P25"><text:span text:style-name="T7"/></text:p>
          </table:table-cell>
          <table:table-cell table:style-name="Tabela4.A1" office:value-type="string">
            <text:p text:style-name="P23">Grupa</text:p>
          </table:table-cell>
        </table:table-row>
        <table:table-row>
          <table:table-cell table:style-name="Tabela4.A1" office:value-type="string">
            <text:p text:style-name="P25"> <text:span text:style-name="T7">o </text:span></text:p>
          </table:table-cell>
          <table:table-cell table:style-name="Tabela4.A1" office:value-type="string">
            <text:p text:style-name="P23">Inni</text:p>
          </table:table-cell>
        </table:table-row>
        <table:table-row table:style-name="Tabela4.4">
          <table:table-cell table:style-name="Tabela4.A1" office:value-type="string">
            <text:p text:style-name="P25"> <text:span text:style-name="T7">a </text:span></text:p>
          </table:table-cell>
          <table:table-cell table:style-name="Tabela4.A1" office:value-type="string">
            <text:p text:style-name="P23">Wszyscy <text:line-break/>(to samo co połączenie <text:span text:style-name="T8">u</text:span>, <text:span text:style-name="T8">g</text:span>, <text:span text:style-name="T8">o</text:span>)</text:p>
          </table:table-cell>
        </table:table-row>
        <table:table-row>
          <table:table-cell table:style-name="Tabela4.A1" office:value-type="string">
            <text:p text:style-name="P25"> <text:span text:style-name="T7">r </text:span></text:p>
          </table:table-cell>
          <table:table-cell table:style-name="Tabela4.A1" office:value-type="string">
            <text:p text:style-name="P23">Odczyt</text:p>
          </table:table-cell>
        </table:table-row>
        <table:table-row table:style-name="Tabela4.6">
          <table:table-cell table:style-name="Tabela4.A1" office:value-type="string">
            <text:p text:style-name="P25"> <text:span text:style-name="T7">w </text:span></text:p>
          </table:table-cell>
          <table:table-cell table:style-name="Tabela4.A1" office:value-type="string">
            <text:p text:style-name="P23">Zapis (i usunięcie)</text:p>
          </table:table-cell>
        </table:table-row>
        <table:table-row>
          <table:table-cell table:style-name="Tabela4.A1" office:value-type="string">
            <text:p text:style-name="P25"> <text:span text:style-name="T7">x </text:span></text:p>
          </table:table-cell>
          <table:table-cell table:style-name="Tabela4.A1" office:value-type="string">
            <text:p text:style-name="P23">Uruchomienie (w przypadku katalogu dostęp)</text:p>
          </table:table-cell>
        </table:table-row>
        <table:table-row table:style-name="Tabela4.8">
          <table:table-cell table:style-name="Tabela4.A1" office:value-type="string">
            <text:p text:style-name="P25"> <text:span text:style-name="T7">+ </text:span></text:p>
          </table:table-cell>
          <table:table-cell table:style-name="Tabela4.A1" office:value-type="string">
            <text:p text:style-name="P23">Dodanie uprawnień</text:p>
          </table:table-cell>
        </table:table-row>
        <table:table-row>
          <table:table-cell table:style-name="Tabela4.A9" office:value-type="string">
            <text:p text:style-name="P25"> <text:span text:style-name="T7">- </text:span></text:p>
          </table:table-cell>
          <table:table-cell table:style-name="Tabela4.A9" office:value-type="string">
            <text:p text:style-name="P24">Zabranie uprawnień</text:p>
          </table:table-cell>
        </table:table-row>
      </table:table>
      <text:p text:style-name="P12"/>
      <text:p text:style-name="P12"/>
      <text:p text:style-name="P13"><text:span text:style-name="T8">chgrp</text:span> – komenda zmieniająca grupę pliku tylko do takiej grupy, do której użytkownik sam należy.</text:p>
      <text:p text:style-name="P14"><text:span text:style-name="T8">chgrp</text:span> nazwa_grupy plik1 plik2</text:p>
      <text:p text:style-name="P12"><text:span text:style-name="T6">chown </text:span>– komenda służąca do zmiany właściciela pliku (co zmienia też grupę). Może być wywoływana tylko przez administratora systemu (poprzez sudo)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1"/>
      <text:p text:style-name="P12">Aktualizowanie listy pakietów:</text:p>
      <text:p text:style-name="P12">sudo apt-get update</text:p>
      <text:p text:style-name="P12"/>
      <text:p text:style-name="P12">Instalacja pakietu:</text:p>
      <text:p text:style-name="P12">sudo apt-get install nazwa_pakietu</text:p>
      <text:p text:style-name="P12"/>
      <text:p text:style-name="P12">Kasowanie pakietów:</text:p>
      <text:p text:style-name="P12">sudo apt-get remove nazwa_pakietu</text:p>
      <text:p text:style-name="P12"/>
      <text:p text:style-name="P12">Kasowanie pakietu z zależnościami:</text:p>
      <text:p text:style-name="P12">sudo apt-get --purge remove nazwa_pakietu</text:p>
      <text:p text:style-name="P12"/>
      <text:p text:style-name="P12"><text:s/>Pobieranie kodów źródłowych:</text:p>
      <text:p text:style-name="P12">sudo apt-get source nazwa_pakietu</text:p>
      <text:p text:style-name="P12"/>
      <text:p text:style-name="P12">Wyszukiwanie pakietu: </text:p>
      <text:p text:style-name="P12">sudo apt-cache search nazwa_pakietu</text:p>
      <text:p text:style-name="P12"/>
      <text:p text:style-name="P12">Aktualizowanie wszystkich pakietów:</text:p>
      <text:p text:style-name="P12">sudo apt-get upgrade</text:p>
      <text:p text:style-name="P12"/>
      <text:p text:style-name="P12">Aktualizowanie dystrybucji:</text:p>
      <text:p text:style-name="P12">sudo apt-get dist-upgrade</text:p>
      <text:p text:style-name="P12"/>
      <text:p text:style-name="P12">Kasowanie wszystkich pobranych plików:</text:p>
      <text:p text:style-name="P12">sudo apt-get clean</text:p>
      <text:p text:style-name="P12"/>
      <text:p text:style-name="P12">Zarządzanie pakietami</text:p>
      <text:p text:style-name="P12">Zarządzanie pakietami (Debian, Ubuntu, Mint)</text:p>
      <text:p text:style-name="P12">Polecenie dpkg służy do instalacji pobranych plików .deb.</text:p>
      <text:p text:style-name="P12"/>
      <text:p text:style-name="P12">Instalacja pakietu: </text:p>
      <text:p text:style-name="P12">sudo dpkg -i nazwa_pakietu</text:p>
      <text:p text:style-name="P12">Kasowanie pakietu: </text:p>
      <text:p text:style-name="P12">sudo dpkg -r nazwa_pakietu</text:p>
      <text:p text:style-name="P12">31</text:p>
      <text:p text:style-name="P12">Aktualizowanie listy pakietów: Linux sudo apt-get update </text:p>
      <text:p text:style-name="P12">Instalacja pakietu: Linux sudo apt-get install nazwa_pakietu </text:p>
      <text:p text:style-name="P12">Kasowanie pakietów: Linux: sudo apt-get remove nazwa_pakietu </text:p>
      <text:p text:style-name="P12">Kasowanie pakietu z zależnościami: Linux: sudo apt-get --purge remove nazwa_pakiet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8:38:44.851588554</meta:creation-date>
    <meta:generator>LibreOffice/6.0.6.2$Linux_X86_64 LibreOffice_project/00m0$Build-2</meta:generator>
    <dc:date>2018-12-18T21:15:52.467994083</dc:date>
    <meta:editing-duration>PT43M43S</meta:editing-duration>
    <meta:editing-cycles>8</meta:editing-cycles>
    <meta:document-statistic meta:table-count="4" meta:image-count="0" meta:object-count="0" meta:page-count="5" meta:paragraph-count="159" meta:word-count="764" meta:character-count="5078" meta:non-whitespace-character-count="4414"/>
  </office:meta>
</office:document-meta>
</file>